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9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4.333cm"/>
    </style:style>
    <style:style style:name="gr12" style:family="graphic" style:parent-style-name="standard">
      <style:graphic-properties svg:stroke-color="#000000" draw:marker-end="Arrow" draw:fill-color="#000000" draw:textarea-vertical-align="middl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7cm"/>
    </style:style>
    <style:style style:name="gr15" style:family="graphic" style:parent-style-name="standard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18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8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3pt" style:font-size-complex="13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1.9cm" svg:x="1.2cm" svg:y="6cm">
          <text:p text:style-name="P1"><text:span text:style-name="T1">Original </text:span><text:span text:style-name="T1"><text:line-break/></text:span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1" draw:id="id1" draw:layer="layout" svg:width="1.789cm" svg:height="1.5cm" svg:x="6.611cm" svg:y="6.1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2" draw:id="id2" draw:layer="layout" svg:width="3.4cm" svg:height="2.1cm" svg:x="1.1cm" svg:y="9.4cm">
          <text:p text:style-name="P1"><text:span text:style-name="T1">Reversed </text:span><text:span text:style-name="T1"><text:line-break/></text:span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3" draw:layer="layout" svg:x1="7.506cm" svg:y1="7.6cm" svg:x2="4.5cm" svg:y2="10.45cm" draw:start-shape="id1" draw:start-glue-point="7" draw:end-shape="id2" draw:end-glue-point="7" svg:d="M7506 7600v2850h-3006">
          <text:p/>
        </draw:connector>
        <draw:frame draw:style-name="gr4" draw:text-style-name="P4" draw:layer="layout" svg:width="3.567cm" svg:height="0.963cm" svg:x="4.475cm" svg:y="10.4cm">
          <draw:text-box>
            <text:p><text:span text:style-name="T1"><text:s text:c="3"/></text:span><text:span text:style-name="T1">Reverse</text:span></text:p>
          </draw:text-box>
        </draw:frame>
        <draw:line draw:style-name="gr3" draw:text-style-name="P3" draw:layer="layout" svg:x1="4.66cm" svg:y1="6.8cm" svg:x2="6.6cm" svg:y2="6.8cm">
          <text:p/>
        </draw:line>
        <draw:frame draw:style-name="gr5" draw:text-style-name="P4" draw:layer="layout" svg:width="4.092cm" svg:height="0.963cm" svg:x="4cm" svg:y="4.837cm">
          <draw:text-box>
            <text:p><text:span text:style-name="T1"><text:s text:c="3"/></text:span><text:span text:style-name="T1">Genration</text:span></text:p>
          </draw:text-box>
        </draw:frame>
        <draw:custom-shape draw:style-name="gr6" draw:text-style-name="P3" draw:layer="layout" svg:width="0.447cm" svg:height="1.4cm" svg:x="2.511cm" svg:y="7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4.803cm" svg:height="0.963cm" svg:x="2.947cm" svg:y="8.137cm">
          <draw:text-box>
            <text:p><text:span text:style-name="T1"><text:s text:c="5"/></text:span><text:span text:style-name="T1">Comparison</text:span></text:p>
          </draw:text-box>
        </draw:frame>
        <draw:custom-shape draw:style-name="gr1" draw:text-style-name="P2" draw:layer="layout" svg:width="3.5cm" svg:height="1.731cm" svg:x="9.1cm" svg:y="4.5cm">
          <text:p text:style-name="P1"><text:span text:style-name="T1">Original </text:span><text:span text:style-name="T1"><text:line-break/></text:span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cm" svg:height="1.386cm" svg:x="17.7cm" svg:y="4.53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4cm" svg:height="2cm" svg:x="9cm" svg:y="7.5cm">
          <text:p text:style-name="P1"><text:span text:style-name="T1">Synchronized </text:span><text:span text:style-name="T1"><text:line-break/></text:span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4" draw:layer="layout" svg:width="4cm" svg:height="1.675cm" svg:x="13.7cm" svg:y="7.425cm">
          <draw:text-box>
            <text:p><text:span text:style-name="T1">Update</text:span></text:p>
          </draw:text-box>
        </draw:frame>
        <draw:line draw:style-name="gr3" draw:text-style-name="P3" draw:layer="layout" svg:x1="12.65cm" svg:y1="5.177cm" svg:x2="17.71cm" svg:y2="5.177cm">
          <text:p/>
        </draw:line>
        <draw:frame draw:style-name="gr5" draw:text-style-name="P4" draw:layer="layout" svg:width="4.092cm" svg:height="0.963cm" svg:x="14.408cm" svg:y="4.237cm">
          <draw:text-box>
            <text:p><text:span text:style-name="T1">Genration</text:span></text:p>
          </draw:text-box>
        </draw:frame>
        <draw:custom-shape draw:style-name="gr9" draw:text-style-name="P3" draw:layer="layout" svg:width="0.45cm" svg:height="1.21cm" svg:x="9.52cm" svg:y="6.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4.727cm" svg:height="0.963cm" svg:x="10.773cm" svg:y="6.537cm">
          <draw:text-box>
            <text:p text:style-name="P5"><text:span text:style-name="T2">Comparison</text:span></text:p>
          </draw:text-box>
        </draw:frame>
        <draw:custom-shape draw:style-name="gr2" draw:text-style-name="P2" xml:id="id3" draw:id="id3" draw:layer="layout" svg:width="2.391cm" svg:height="1.847cm" svg:x="17.509cm" svg:y="7.331cm">
          <text:p text:style-name="P1"><text:span text:style-name="T1">Modified</text:span><text:span text:style-name="T1"><text:line-break/></text:span><text:span text:style-name="T1"> Cod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0" draw:text-style-name="P3" draw:layer="layout" svg:x1="17.31cm" svg:y1="8.277cm" svg:x2="13.14cm" svg:y2="8.277cm">
          <text:p/>
        </draw:line>
        <draw:line draw:style-name="gr10" draw:text-style-name="P3" draw:layer="layout" svg:x1="18.7cm" svg:y1="6.02cm" svg:x2="18.7cm" svg:y2="7.33cm">
          <text:p/>
        </draw:line>
        <draw:frame draw:style-name="gr11" draw:text-style-name="P4" draw:layer="layout" svg:width="4.833cm" svg:height="1.963cm" svg:x="13.867cm" svg:y="5.8cm">
          <draw:text-box>
            <text:p><text:span text:style-name="T1">Modification</text:span></text:p>
          </draw:text-box>
        </draw:frame>
        <draw:custom-shape draw:style-name="gr1" draw:text-style-name="P2" xml:id="id4" draw:id="id4" draw:layer="layout" svg:width="3.959cm" svg:height="1.583cm" svg:x="9cm" svg:y="10.417cm">
          <text:p text:style-name="P1"><text:span text:style-name="T1">Reversed </text:span><text:span text:style-name="T1"><text:line-break/></text:span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8.705cm" svg:y1="9.178cm" svg:x2="12.959cm" svg:y2="11.209cm" draw:start-shape="id3" draw:start-glue-point="7" draw:end-shape="id4" draw:end-glue-point="7" svg:d="M18705 9178v2031h-5746">
          <text:p/>
        </draw:connector>
        <draw:frame draw:style-name="gr8" draw:text-style-name="P4" draw:layer="layout" svg:width="3.559cm" svg:height="1.675cm" svg:x="14.3cm" svg:y="10.439cm">
          <draw:text-box>
            <text:p><text:span text:style-name="T1">Reverse</text:span></text:p>
          </draw:text-box>
        </draw:frame>
        <draw:frame draw:style-name="gr7" draw:text-style-name="P6" draw:layer="layout" svg:width="4.727cm" svg:height="0.963cm" svg:x="11.673cm" svg:y="9.437cm">
          <draw:text-box>
            <text:p text:style-name="P5"><text:span text:style-name="T2">Comparison</text:span></text:p>
          </draw:text-box>
        </draw:frame>
        <draw:custom-shape draw:style-name="gr6" draw:text-style-name="P3" draw:layer="layout" svg:width="0.45cm" svg:height="0.825cm" svg:x="10.2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3" draw:layer="layout" svg:x1="8.6cm" svg:y1="4.5cm" svg:x2="8.6cm" svg:y2="12.3cm">
          <text:p/>
        </draw:line>
        <draw:frame draw:style-name="gr14" draw:text-style-name="P7" draw:layer="layout" svg:width="1.277cm" svg:height="0.963cm" svg:x="13.9cm" svg:y="11.6cm">
          <draw:text-box>
            <text:p><text:span text:style-name="T3">(b)</text:span></text:p>
          </draw:text-box>
        </draw:frame>
        <draw:frame draw:style-name="gr14" draw:text-style-name="P7" draw:layer="layout" svg:width="1.277cm" svg:height="0.963cm" svg:x="3.8cm" svg:y="11.6cm">
          <draw:text-box>
            <text:p><text:span text:style-name="T3">(a)</text:span></text:p>
          </draw:text-box>
        </draw:frame>
        <draw:circle draw:style-name="gr15" draw:text-style-name="P8" draw:layer="layout" svg:width="1cm" svg:height="1cm" svg:x="3.6cm" svg:y="4.8cm">
          <text:p text:style-name="P8">1</text:p>
        </draw:circle>
        <draw:circle draw:style-name="gr15" draw:text-style-name="P8" draw:layer="layout" svg:width="1cm" svg:height="1cm" svg:x="13.3cm" svg:y="4.6cm">
          <text:p text:style-name="P8">1</text:p>
        </draw:circle>
        <draw:circle draw:style-name="gr15" draw:text-style-name="P8" draw:layer="layout" svg:width="1cm" svg:height="1cm" svg:x="16.2cm" svg:y="7.7cm">
          <text:p text:style-name="P8">3</text:p>
        </draw:circle>
        <draw:circle draw:style-name="gr15" draw:text-style-name="P8" draw:layer="layout" svg:width="1cm" svg:height="1cm" svg:x="17.595cm" svg:y="5.95cm">
          <text:p text:style-name="P8">2</text:p>
        </draw:circle>
        <draw:circle draw:style-name="gr15" draw:text-style-name="P8" draw:layer="layout" svg:width="1cm" svg:height="1cm" svg:x="10cm" svg:y="6.3cm">
          <text:p text:style-name="P8">5</text:p>
        </draw:circle>
        <draw:circle draw:style-name="gr15" draw:text-style-name="P8" draw:layer="layout" svg:width="1cm" svg:height="1cm" svg:x="17.6cm" svg:y="10.6cm">
          <text:p text:style-name="P8">4</text:p>
        </draw:circle>
        <draw:circle draw:style-name="gr15" draw:text-style-name="P8" draw:layer="layout" svg:width="1cm" svg:height="1cm" svg:x="10.7cm" svg:y="9.4cm">
          <text:p text:style-name="P8">6</text:p>
        </draw:circle>
        <draw:circle draw:style-name="gr15" draw:text-style-name="P8" draw:layer="layout" svg:width="1cm" svg:height="1cm" svg:x="7.031cm" svg:y="9.121cm">
          <text:p text:style-name="P8">2</text:p>
        </draw:circle>
        <draw:circle draw:style-name="gr15" draw:text-style-name="P8" draw:layer="layout" svg:width="1cm" svg:height="1cm" svg:x="2.945cm" svg:y="8.014cm">
          <text:p text:style-name="P8">3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H59M38S</meta:editing-duration>
    <meta:editing-cycles>14</meta:editing-cycles>
    <meta:generator>OpenOffice/4.1.1$Win32 OpenOffice.org_project/411m6$Build-9775</meta:generator>
    <dc:date>2016-04-29T22:47:03.51</dc:date>
    <meta:document-statistic meta:object-count="38"/>
  </office:meta>
</office:document-meta>
</file>